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8:40:30.4780816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0.4$Linux_X86_64 LibreOffice_project/ce769e3009755dcf0082844e386f5dca4c8ecb2f</meta:generator>
  </office:meta>
</office:document-meta>
</file>